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59E00000356C3FCBCB9FF919F71.png" manifest:media-type="image/png"/>
  <manifest:file-entry manifest:full-path="Pictures/10000000000000FA00000159AC31864B5B54D52E.png" manifest:media-type="image/png"/>
  <manifest:file-entry manifest:full-path="Pictures/10000000000000F70000015AA4FB54F039D0595F.png" manifest:media-type="image/png"/>
  <manifest:file-entry manifest:full-path="Pictures/10000000000002780000015DFDE1B716ADAF89E3.png" manifest:media-type="image/png"/>
  <manifest:file-entry manifest:full-path="Pictures/100000000000027E00000159B8E95EC4ACCF7FF6.png" manifest:media-type="image/png"/>
  <manifest:file-entry manifest:full-path="Pictures/10000000000000FD0000015E1875D502332FB6E0.png" manifest:media-type="image/png"/>
  <manifest:file-entry manifest:full-path="Pictures/100000000000027B0000016245727A06426E7638.png" manifest:media-type="image/png"/>
  <manifest:file-entry manifest:full-path="Pictures/100000000000015E0000033C2899248AA2F9EB61.png" manifest:media-type="image/png"/>
  <manifest:file-entry manifest:full-path="Pictures/10000000000001650000033D779FC4D53CE11E51.png" manifest:media-type="image/png"/>
  <manifest:file-entry manifest:full-path="Pictures/100000000000010E0000029C5E2F8265294BE069.png" manifest:media-type="image/png"/>
  <manifest:file-entry manifest:full-path="Pictures/100000000000014F000002DBB7DC7BAAA0BE3675.png" manifest:media-type="image/png"/>
  <manifest:file-entry manifest:full-path="Pictures/1000000000000147000002A68A89FC97BABCA312.png" manifest:media-type="image/png"/>
  <manifest:file-entry manifest:full-path="Pictures/100000000000010D00000349080619659E781E19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margin-left="0cm" fo:margin-right="0cm" fo:text-indent="0cm" style:auto-text-indent="false"/>
      <style:text-properties officeooo:paragraph-rsid="0077fdf3"/>
    </style:style>
    <style:style style:name="P7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8" style:family="paragraph" style:parent-style-name="First_20_line_20_indent">
      <style:paragraph-properties fo:margin-left="0cm" fo:margin-right="0cm" fo:text-indent="0cm" style:auto-text-indent="false" fo:break-before="page"/>
      <style:text-properties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Изображение1" text:anchor-type="char" svg:x="-1.27cm" svg:y="-0.857cm" svg:width="9.444cm" svg:height="21.93cm" draw:z-index="0"><draw:image xlink:href="Pictures/10000000000001650000033D779FC4D53CE11E51.png" xlink:type="simple" xlink:show="embed" xlink:actuate="onLoad" draw:mime-type="image/png"/></draw:frame><draw:frame draw:style-name="fr2" draw:name="Изображение2" text:anchor-type="char" svg:x="8.816cm" svg:y="-0.61cm" svg:width="9.259cm" svg:height="21.904cm" draw:z-index="1"><draw:image xlink:href="Pictures/100000000000015E0000033C2899248AA2F9EB61.png" xlink:type="simple" xlink:show="embed" xlink:actuate="onLoad" draw:mime-type="image/png"/></draw:frame></text:p>
      <text:p text:style-name="P8"><draw:frame draw:style-name="fr2" draw:name="Изображение3" text:anchor-type="char" svg:x="0.044cm" svg:y="0.22cm" svg:width="8.65cm" svg:height="17.935cm" draw:z-index="2"><draw:image xlink:href="Pictures/1000000000000147000002A68A89FC97BABCA312.png" xlink:type="simple" xlink:show="embed" xlink:actuate="onLoad" draw:mime-type="image/png"/></draw:frame><draw:frame draw:style-name="fr2" draw:name="Изображение4" text:anchor-type="char" svg:x="8.934cm" svg:y="0cm" svg:width="8.862cm" svg:height="19.338cm" draw:z-index="3"><draw:image xlink:href="Pictures/100000000000014F000002DBB7DC7BAAA0BE3675.png" xlink:type="simple" xlink:show="embed" xlink:actuate="onLoad" draw:mime-type="image/png"/></draw:frame></text:p>
      <text:p text:style-name="P8"><draw:frame draw:style-name="fr2" draw:name="Изображение5" text:anchor-type="char" svg:x="-0.083cm" svg:y="0.309cm" svg:width="8.541cm" svg:height="21.131cm" draw:z-index="4"><draw:image xlink:href="Pictures/100000000000010E0000029C5E2F8265294BE069.png" xlink:type="simple" xlink:show="embed" xlink:actuate="onLoad" draw:mime-type="image/png"/></draw:frame><draw:frame draw:style-name="fr2" draw:name="Изображение6" text:anchor-type="char" svg:x="9.058cm" svg:y="0.265cm" svg:width="8.528cm" svg:height="26.666cm" draw:z-index="5"><draw:image xlink:href="Pictures/100000000000010D00000349080619659E781E19.png" xlink:type="simple" xlink:show="embed" xlink:actuate="onLoad" draw:mime-type="image/png"/></draw:frame></text:p>
      <text:p text:style-name="P8"/>
      <text:p text:style-name="P6"><draw:frame draw:style-name="fr2" draw:name="Изображение8" text:anchor-type="char" svg:x="-0.871cm" svg:y="12.617cm" svg:width="19.549cm" svg:height="10.571cm" draw:z-index="7"><draw:image xlink:href="Pictures/100000000000027E00000159B8E95EC4ACCF7FF6.png" xlink:type="simple" xlink:show="embed" xlink:actuate="onLoad" draw:mime-type="image/png"/></draw:frame><draw:frame draw:style-name="fr2" draw:name="Изображение7" text:anchor-type="char" svg:x="-1.034cm" svg:y="1.062cm" svg:width="19.285cm" svg:height="10.649cm" draw:z-index="6"><draw:image xlink:href="Pictures/10000000000002780000015DFDE1B716ADAF89E3.png" xlink:type="simple" xlink:show="embed" xlink:actuate="onLoad" draw:mime-type="image/png"/></draw:frame></text:p>
      <text:p text:style-name="P8"><draw:frame draw:style-name="fr2" draw:name="Изображение9" text:anchor-type="char" svg:x="-1.175cm" svg:y="0.826cm" svg:width="20.011cm" svg:height="11.157cm" draw:z-index="8"><draw:image xlink:href="Pictures/100000000000027B0000016245727A06426E7638.png" xlink:type="simple" xlink:show="embed" xlink:actuate="onLoad" draw:mime-type="image/png"/></draw:frame><draw:frame draw:style-name="fr2" draw:name="Изображение10" text:anchor-type="char" svg:x="-0.903cm" svg:y="12.781cm" svg:width="7.916cm" svg:height="11.091cm" draw:z-index="9"><draw:image xlink:href="Pictures/10000000000000F70000015AA4FB54F039D0595F.png" xlink:type="simple" xlink:show="embed" xlink:actuate="onLoad" draw:mime-type="image/png"/></draw:frame><draw:frame draw:style-name="fr2" draw:name="Изображение11" text:anchor-type="char" svg:x="8.664cm" svg:y="13.021cm" svg:width="8.096cm" svg:height="11.174cm" draw:z-index="10"><draw:image xlink:href="Pictures/10000000000000FA00000159AC31864B5B54D52E.png" xlink:type="simple" xlink:show="embed" xlink:actuate="onLoad" draw:mime-type="image/png"/></draw:frame></text:p>
      <text:p text:style-name="P8"><draw:frame draw:style-name="fr2" draw:name="Изображение12" text:anchor-type="char" svg:x="0.605cm" svg:y="0cm" svg:width="7.572cm" svg:height="10.476cm" draw:z-index="11"><draw:image xlink:href="Pictures/10000000000000FD0000015E1875D502332FB6E0.png" xlink:type="simple" xlink:show="embed" xlink:actuate="onLoad" draw:mime-type="image/png"/></draw:frame></text:p>
      <text:p text:style-name="P8"><draw:frame draw:style-name="fr2" draw:name="Изображение13" text:anchor-type="char" svg:x="-1.03cm" svg:y="0cm" svg:width="19.001cm" svg:height="11.284cm" draw:z-index="12"><draw:image xlink:href="Pictures/100000000000059E00000356C3FCBCB9FF919F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48:02.925929884</meta:creation-date>
    <dc:title>Default</dc:title>
    <meta:editing-cycles>2</meta:editing-cycles>
    <meta:editing-duration>PT7M11S</meta:editing-duration>
    <meta:generator>LibreOffice/7.5.2.1$Linux_X86_64 LibreOffice_project/50$Build-1</meta:generator>
    <dc:date>2024-11-26T11:55:16.573954647</dc:date>
    <meta:document-statistic meta:table-count="1" meta:image-count="13" meta:object-count="0" meta:page-count="7" meta:paragraph-count="10" meta:word-count="23" meta:character-count="86" meta:non-whitespace-character-count="73"/>
  </office:meta>
</office:document-meta>
</file>